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1">
      <style:table-cell-properties style:rotation-align="none"/>
    </style:style>
    <style:style style:name="ce4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6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0" office:value-type="string" calcext:value-type="string">
            <text:p>% <text:s/>sobre el total</text:p>
          </table:table-cell>
          <table:table-cell table:style-name="ce40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4" table:formula="of:=[.B3]+[.C3]" office:value-type="float" office:value="2" calcext:value-type="float">
            <text:p>2</text:p>
          </table:table-cell>
          <table:table-cell table:style-name="ce41" table:formula="of:=[.D3]/[.$D$12]" office:value-type="percentage" office:value="0.00467289719626168" calcext:value-type="percentage">
            <text:p>0,5%</text:p>
          </table:table-cell>
          <table:table-cell table:style-name="ce45" table:formula="of:=[.E3]" office:value-type="percentage" office:value="0.00467289719626168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47" calcext:value-type="float">
            <text:p>47</text:p>
          </table:table-cell>
          <table:table-cell table:style-name="ce29" office:value-type="float" office:value="45" calcext:value-type="float">
            <text:p>45</text:p>
          </table:table-cell>
          <table:table-cell table:style-name="ce34" table:formula="of:=[.B4]+[.C4]" office:value-type="float" office:value="92" calcext:value-type="float">
            <text:p>92</text:p>
          </table:table-cell>
          <table:table-cell table:style-name="ce41" table:formula="of:=[.D4]/[.$D$12]" office:value-type="percentage" office:value="0.214953271028037" calcext:value-type="percentage">
            <text:p>21,5%</text:p>
          </table:table-cell>
          <table:table-cell table:style-name="ce46" table:formula="of:=[.F3]+[.E4]" office:value-type="percentage" office:value="0.219626168224299" calcext:value-type="percentage">
            <text:p>2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28" calcext:value-type="float">
            <text:p>28</text:p>
          </table:table-cell>
          <table:table-cell table:style-name="ce34" table:formula="of:=[.B5]+[.C5]" office:value-type="float" office:value="46" calcext:value-type="float">
            <text:p>46</text:p>
          </table:table-cell>
          <table:table-cell table:style-name="ce41" table:formula="of:=[.D5]/[.$D$12]" office:value-type="percentage" office:value="0.107476635514019" calcext:value-type="percentage">
            <text:p>10,7%</text:p>
          </table:table-cell>
          <table:table-cell table:style-name="ce45" table:formula="of:=[.F4]+[.E5]" office:value-type="percentage" office:value="0.327102803738318" calcext:value-type="percentage">
            <text:p>3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3" calcext:value-type="float">
            <text:p>23</text:p>
          </table:table-cell>
          <table:table-cell table:style-name="ce29" office:value-type="float" office:value="29" calcext:value-type="float">
            <text:p>29</text:p>
          </table:table-cell>
          <table:table-cell table:style-name="ce34" table:formula="of:=[.B6]+[.C6]" office:value-type="float" office:value="52" calcext:value-type="float">
            <text:p>52</text:p>
          </table:table-cell>
          <table:table-cell table:style-name="ce41" table:formula="of:=[.D6]/[.$D$12]" office:value-type="percentage" office:value="0.121495327102804" calcext:value-type="percentage">
            <text:p>12,1%</text:p>
          </table:table-cell>
          <table:table-cell table:style-name="ce47" table:formula="of:=[.F5]+[.E6]" office:value-type="percentage" office:value="0.448598130841121" calcext:value-type="percentage">
            <text:p>4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9" office:value-type="float" office:value="31" calcext:value-type="float">
            <text:p>31</text:p>
          </table:table-cell>
          <table:table-cell table:style-name="ce34" table:formula="of:=[.B7]+[.C7]" office:value-type="float" office:value="56" calcext:value-type="float">
            <text:p>56</text:p>
          </table:table-cell>
          <table:table-cell table:style-name="ce41" table:formula="of:=[.D7]/[.$D$12]" office:value-type="percentage" office:value="0.130841121495327" calcext:value-type="percentage">
            <text:p>13,1%</text:p>
          </table:table-cell>
          <table:table-cell table:style-name="ce47" table:formula="of:=[.F6]+[.E7]" office:value-type="percentage" office:value="0.579439252336449" calcext:value-type="percentage">
            <text:p>5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34" table:formula="of:=[.B8]+[.C8]" office:value-type="float" office:value="59" calcext:value-type="float">
            <text:p>59</text:p>
          </table:table-cell>
          <table:table-cell table:style-name="ce41" table:formula="of:=[.D8]/[.$D$12]" office:value-type="percentage" office:value="0.13785046728972" calcext:value-type="percentage">
            <text:p>13,8%</text:p>
          </table:table-cell>
          <table:table-cell table:style-name="ce45" table:formula="of:=[.F7]+[.E8]" office:value-type="percentage" office:value="0.717289719626168" calcext:value-type="percentage">
            <text:p>7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22" calcext:value-type="float">
            <text:p>22</text:p>
          </table:table-cell>
          <table:table-cell table:style-name="ce34" table:formula="of:=[.B9]+[.C9]" office:value-type="float" office:value="42" calcext:value-type="float">
            <text:p>42</text:p>
          </table:table-cell>
          <table:table-cell table:style-name="ce41" table:formula="of:=[.D9]/[.$D$12]" office:value-type="percentage" office:value="0.0981308411214953" calcext:value-type="percentage">
            <text:p>9,8%</text:p>
          </table:table-cell>
          <table:table-cell table:style-name="ce45" table:formula="of:=[.F8]+[.E9]" office:value-type="percentage" office:value="0.815420560747663" calcext:value-type="percentage">
            <text:p>8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6" calcext:value-type="float">
            <text:p>16</text:p>
          </table:table-cell>
          <table:table-cell table:style-name="ce29" office:value-type="float" office:value="19" calcext:value-type="float">
            <text:p>19</text:p>
          </table:table-cell>
          <table:table-cell table:style-name="ce34" table:formula="of:=[.B10]+[.C10]" office:value-type="float" office:value="35" calcext:value-type="float">
            <text:p>35</text:p>
          </table:table-cell>
          <table:table-cell table:style-name="ce41" table:formula="of:=[.D10]/[.$D$12]" office:value-type="percentage" office:value="0.0817757009345794" calcext:value-type="percentage">
            <text:p>8,2%</text:p>
          </table:table-cell>
          <table:table-cell table:style-name="ce45" table:formula="of:=[.F9]+[.E10]" office:value-type="percentage" office:value="0.897196261682243" calcext:value-type="percentage">
            <text:p>9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34" table:formula="of:=[.B11]+[.C11]" office:value-type="float" office:value="44" calcext:value-type="float">
            <text:p>44</text:p>
          </table:table-cell>
          <table:table-cell table:style-name="ce42" table:formula="of:=[.D11]/[.$D$12]" office:value-type="percentage" office:value="0.102803738317757" calcext:value-type="percentage">
            <text:p>10,3%</text:p>
          </table:table-cell>
          <table:table-cell table:style-name="ce45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99" calcext:value-type="float">
            <text:p>199</text:p>
          </table:table-cell>
          <table:table-cell table:style-name="ce20" table:formula="of:=SUM([.C3:.C11])" office:value-type="float" office:value="229" calcext:value-type="float">
            <text:p>229</text:p>
          </table:table-cell>
          <table:table-cell table:style-name="ce35" table:formula="of:=SUM([.D3:.D11])"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64953271028038" calcext:value-type="percentage">
            <text:p>46 %</text:p>
          </table:table-cell>
          <table:table-cell table:style-name="ce21" table:formula="of:=[.C12]/[.D12]" office:value-type="percentage" office:value="0.535046728971963" calcext:value-type="percentage">
            <text:p>54 %</text:p>
          </table:table-cell>
          <table:table-cell table:style-name="ce36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6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3 casos confirmados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8"/>
          <table:covered-table-cell table:style-name="ce77"/>
          <table:table-cell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318" calcext:value-type="float">
            <text:p>318</text:p>
          </table:table-cell>
          <table:table-cell table:style-name="ce37" office:value-type="float" office:value="3" calcext:value-type="float">
            <text:p>3</text:p>
          </table:table-cell>
          <table:table-cell table:style-name="ce23" table:formula="of:=SUM([.A18:.D18])" office:value-type="float" office:value="434" calcext:value-type="float">
            <text:p>434</text:p>
          </table:table-cell>
          <table:table-cell/>
          <table:table-cell table:style-name="ce58" office:value-type="percentage" office:value="0.04" calcext:value-type="percentage" table:number-columns-spanned="3" table:number-rows-spanned="1">
            <text:p>4,00 %</text:p>
          </table:table-cell>
          <table:covered-table-cell table:style-name="ce68"/>
          <table:covered-table-cell table:style-name="ce77"/>
          <table:table-cell/>
        </table:table-row>
        <table:table-row table:style-name="ro2">
          <table:table-cell table:style-name="ce9" table:formula="of:=[.A18]/[.$E$18]" office:value-type="percentage" office:value="0.0944700460829493" calcext:value-type="percentage">
            <text:p>9,4%</text:p>
          </table:table-cell>
          <table:table-cell table:style-name="ce9" table:formula="of:=[.B18]/[.$E$18]" office:value-type="percentage" office:value="0.165898617511521" calcext:value-type="percentage">
            <text:p>16,6%</text:p>
          </table:table-cell>
          <table:table-cell table:style-name="ce9" table:formula="of:=[.C18]/[.$E$18]" office:value-type="percentage" office:value="0.732718894009217" calcext:value-type="percentage">
            <text:p>73,3%</text:p>
          </table:table-cell>
          <table:table-cell table:style-name="ce9" table:formula="of:=[.D18]/[.$E$18]" office:value-type="percentage" office:value="0.00691244239631337" calcext:value-type="percentage">
            <text:p>0,7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8"/>
          <table:covered-table-cell table:style-name="ce77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4 casos confirmado no ha sido posible identificar la existencia o no de sintomatología</text:span></text:p>
          </table:table-cell>
          <table:table-cell table:number-columns-repeated="5"/>
          <table:table-cell table:style-name="ce59" office:value-type="float" office:value="10.1" calcext:value-type="float" table:number-columns-spanned="3" table:number-rows-spanned="1">
            <text:p>10,1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29" calcext:value-type="float">
            <text:p>129</text:p>
          </table:table-cell>
          <table:table-cell table:style-name="ce30" table:formula="of:=[.B22]/[.E18]" office:value-type="percentage" office:value="0.297235023041475" calcext:value-type="percentage">
            <text:p>30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301" calcext:value-type="float">
            <text:p>301</text:p>
          </table:table-cell>
          <table:table-cell table:style-name="ce31" table:formula="of:=[.B23]/[.E18]" office:value-type="percentage" office:value="0.693548387096774" calcext:value-type="percentage">
            <text:p>6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6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6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3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44" calcext:value-type="float">
            <text:p>44</text:p>
          </table:table-cell>
          <table:table-cell table:style-name="ce32" table:formula="of:=[.B28]/[.$B$104]" office:value-type="percentage" office:value="0.101382488479263" calcext:value-type="percentage">
            <text:p>10,14 %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ALCAÑIZ</text:p>
          </table:table-cell>
          <table:table-cell table:style-name="ce60" office:value-type="float" office:value="46" calcext:value-type="float">
            <text:p>46</text:p>
          </table:table-cell>
          <table:table-cell table:style-name="ce70" table:formula="of:=[.G28]/[.G$37]" office:value-type="percentage" office:value="0.105990783410138" calcext:value-type="percentage">
            <text:p>10,60 %</text:p>
          </table:table-cell>
          <table:table-cell table:style-name="ce79"/>
          <table:table-cell table:style-name="ce6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4" office:value-type="float" office:value="20" calcext:value-type="float">
            <text:p>20</text:p>
          </table:table-cell>
          <table:table-cell table:style-name="ce32" table:formula="of:=[.B29]/[.$B$104]" office:value-type="percentage" office:value="0.0460829493087558" calcext:value-type="percentage">
            <text:p>4,61 %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49" office:value-type="string" calcext:value-type="string">
            <text:p>BARBASTRO</text:p>
          </table:table-cell>
          <table:table-cell table:style-name="ce61" office:value-type="float" office:value="11" calcext:value-type="float">
            <text:p>11</text:p>
          </table:table-cell>
          <table:table-cell table:style-name="ce71" table:formula="of:=[.G29]/[.G$37]" office:value-type="percentage" office:value="0.0253456221198157" calcext:value-type="percentage">
            <text:p>2,53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30]/[.$B$104]" office:value-type="percentage" office:value="0.043778801843318" calcext:value-type="percentage">
            <text:p>4,38 %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CALATAYUD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[.G30]/[.G$37]" office:value-type="percentage" office:value="0.00460829493087558" calcext:value-type="percentage">
            <text:p>0,46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7" calcext:value-type="float">
            <text:p>17</text:p>
          </table:table-cell>
          <table:table-cell table:style-name="ce32" table:formula="of:=[.B31]/[.$B$104]" office:value-type="percentage" office:value="0.0391705069124424" calcext:value-type="percentage">
            <text:p>3,92 %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49" office:value-type="string" calcext:value-type="string">
            <text:p>HUESCA</text:p>
          </table:table-cell>
          <table:table-cell table:style-name="ce61" office:value-type="float" office:value="29" calcext:value-type="float">
            <text:p>29</text:p>
          </table:table-cell>
          <table:table-cell table:style-name="ce71" table:formula="of:=[.G31]/[.G$37]" office:value-type="percentage" office:value="0.0668202764976959" calcext:value-type="percentage">
            <text:p>6,68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2]/[.$B$104]" office:value-type="percentage" office:value="0.032258064516129" calcext:value-type="percentage">
            <text:p>3,23 %</text:p>
          </table:table-cell>
          <table:table-cell table:style-name="ce38" office:value-type="float" office:value="5" calcext:value-type="float">
            <text:p>5</text:p>
          </table:table-cell>
          <table:table-cell/>
          <table:table-cell table:style-name="ce49" office:value-type="string" calcext:value-type="string">
            <text:p>TERUEL</text:p>
          </table:table-cell>
          <table:table-cell table:style-name="ce61" office:value-type="float" office:value="28" calcext:value-type="float">
            <text:p>28</text:p>
          </table:table-cell>
          <table:table-cell table:style-name="ce72" table:formula="of:=[.G32]/[.G$37]" office:value-type="percentage" office:value="0.0645161290322581" calcext:value-type="percentage">
            <text:p>6,45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3]/[.$B$104]" office:value-type="percentage" office:value="0.0276497695852535" calcext:value-type="percentage">
            <text:p>2,76 %</text:p>
          </table:table-cell>
          <table:table-cell table:style-name="ce38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2" office:value-type="float" office:value="49" calcext:value-type="float">
            <text:p>49</text:p>
          </table:table-cell>
          <table:table-cell table:style-name="ce73" table:formula="of:=[.G33]/[.G$37]" office:value-type="percentage" office:value="0.112903225806452" calcext:value-type="percentage">
            <text:p>11,29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4]/[.$B$104]" office:value-type="percentage" office:value="0.0276497695852535" calcext:value-type="percentage">
            <text:p>2,76 %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63" office:value-type="float" office:value="104" calcext:value-type="float">
            <text:p>104</text:p>
          </table:table-cell>
          <table:table-cell table:style-name="ce74" table:formula="of:=[.G34]/[.G$37]" office:value-type="percentage" office:value="0.23963133640553" calcext:value-type="percentage">
            <text:p>23,96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5]/[.$B$104]" office:value-type="percentage" office:value="0.0276497695852535" calcext:value-type="percentage">
            <text:p>2,76 %</text:p>
          </table:table-cell>
          <table:table-cell table:style-name="ce38" office:value-type="float" office:value="8" calcext:value-type="float">
            <text:p>8</text:p>
          </table:table-cell>
          <table:table-cell/>
          <table:table-cell table:style-name="ce52" office:value-type="string" calcext:value-type="string">
            <text:p>ZARAGOZA III</text:p>
          </table:table-cell>
          <table:table-cell table:style-name="ce64" office:value-type="float" office:value="149" calcext:value-type="float">
            <text:p>149</text:p>
          </table:table-cell>
          <table:table-cell table:style-name="ce75" table:formula="of:=[.G35]/[.G$37]" office:value-type="percentage" office:value="0.34331797235023" calcext:value-type="percentage">
            <text:p>34,33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6]/[.$B$104]" office:value-type="percentage" office:value="0.0276497695852535" calcext:value-type="percentage">
            <text:p>2,76 %</text:p>
          </table:table-cell>
          <table:table-cell table:style-name="ce38"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No identificado</text:p>
          </table:table-cell>
          <table:table-cell table:style-name="ce65" office:value-type="float" office:value="16" calcext:value-type="float">
            <text:p>16</text:p>
          </table:table-cell>
          <table:table-cell table:style-name="ce72" table:formula="of:=[.G36]/[.G$37]" office:value-type="percentage" office:value="0.0368663594470046" calcext:value-type="percentage">
            <text:p>3,69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7]/[.$B$104]" office:value-type="percentage" office:value="0.0230414746543779" calcext:value-type="percentage">
            <text:p>2,30 %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table:style-name="ce54" office:value-type="string" calcext:value-type="string">
            <text:p>TOTAL</text:p>
          </table:table-cell>
          <table:table-cell table:style-name="ce66" table:formula="of:=SUM([.G28:.G36])" office:value-type="float" office:value="434" calcext:value-type="float">
            <text:p>434</text:p>
          </table:table-cell>
          <table:table-cell table:style-name="ce76"/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8]/[.$B$104]" office:value-type="percentage" office:value="0.0230414746543779" calcext:value-type="percentage">
            <text:p>2,30 %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real Del Camp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9]/[.$B$104]" office:value-type="percentage" office:value="0.0230414746543779" calcext:value-type="percentage">
            <text:p>2,30 %</text:p>
          </table:table-cell>
          <table:table-cell table:style-name="ce38" office:value-type="float" office:value="12" calcext:value-type="float">
            <text:p>12</text:p>
          </table:table-cell>
          <table:table-cell/>
          <table:table-cell table:style-name="ce55" table:number-columns-repeated="5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0]/[.$B$104]" office:value-type="percentage" office:value="0.0230414746543779" calcext:value-type="percentage">
            <text:p>2,30 %</text:p>
          </table:table-cell>
          <table:table-cell table:style-name="ce38" office:value-type="float" office:value="13" calcext:value-type="float">
            <text:p>13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1]/[.$B$104]" office:value-type="percentage" office:value="0.0207373271889401" calcext:value-type="percentage">
            <text:p>2,07 %</text:p>
          </table:table-cell>
          <table:table-cell table:style-name="ce39" office:value-type="float" office:value="14" calcext:value-type="float">
            <text:p>14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2]/[.$B$104]" office:value-type="percentage" office:value="0.0207373271889401" calcext:value-type="percentage">
            <text:p>2,07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3]/[.$B$104]" office:value-type="percentage" office:value="0.0184331797235023" calcext:value-type="percentage">
            <text:p>1,84 %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4]/[.$B$104]" office:value-type="percentage" office:value="0.0161290322580645" calcext:value-type="percentage">
            <text:p>1,61 %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5]/[.$B$104]" office:value-type="percentage" office:value="0.0161290322580645" calcext:value-type="percentage">
            <text:p>1,61 %</text:p>
          </table:table-cell>
          <table:table-cell table:style-name="ce39" office:value-type="float" office:value="18" calcext:value-type="float">
            <text:p>18</text:p>
          </table:table-cell>
          <table:table-cell table:style-name="ce44"/>
          <table:table-cell table:number-columns-repeated="5"/>
        </table:table-row>
        <table:table-row table:style-name="ro2">
          <table:table-cell table:style-name="ce14" office:value-type="string" calcext:value-type="string">
            <text:p>Epil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6]/[.$B$104]" office:value-type="percentage" office:value="0.0161290322580645" calcext:value-type="percentage">
            <text:p>1,61 %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7]/[.$B$104]" office:value-type="percentage" office:value="0.0161290322580645" calcext:value-type="percentage">
            <text:p>1,61 %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8]/[.$B$104]" office:value-type="percentage" office:value="0.0161290322580645" calcext:value-type="percentage">
            <text:p>1,61 %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9]/[.$B$104]" office:value-type="percentage" office:value="0.0161290322580645" calcext:value-type="percentage">
            <text:p>1,61 %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0]/[.$B$104]" office:value-type="percentage" office:value="0.0138248847926267" calcext:value-type="percentage">
            <text:p>1,38 %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1]/[.$B$104]" office:value-type="percentage" office:value="0.0138248847926267" calcext:value-type="percentage">
            <text:p>1,38 %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2]/[.$B$104]" office:value-type="percentage" office:value="0.0138248847926267" calcext:value-type="percentage">
            <text:p>1,38 %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3]/[.$B$104]" office:value-type="percentage" office:value="0.0138248847926267" calcext:value-type="percentage">
            <text:p>1,38 %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4]/[.$B$104]" office:value-type="percentage" office:value="0.0138248847926267" calcext:value-type="percentage">
            <text:p>1,38 %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on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5]/[.$B$104]" office:value-type="percentage" office:value="0.0115207373271889" calcext:value-type="percentage">
            <text:p>1,15 %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6]/[.$B$104]" office:value-type="percentage" office:value="0.0115207373271889" calcext:value-type="percentage">
            <text:p>1,15 %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7]/[.$B$104]" office:value-type="percentage" office:value="0.0115207373271889" calcext:value-type="percentage">
            <text:p>1,15 %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8]/[.$B$104]" office:value-type="percentage" office:value="0.0115207373271889" calcext:value-type="percentage">
            <text:p>1,15 %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drilla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9]/[.$B$104]" office:value-type="percentage" office:value="0.0115207373271889" calcext:value-type="percentage">
            <text:p>1,15 %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0]/[.$B$104]" office:value-type="percentage" office:value="0.0115207373271889" calcext:value-type="percentage">
            <text:p>1,15 %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1]/[.$B$104]" office:value-type="percentage" office:value="0.0115207373271889" calcext:value-type="percentage">
            <text:p>1,15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2]/[.$B$104]" office:value-type="percentage" office:value="0.0115207373271889" calcext:value-type="percentage">
            <text:p>1,15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3]/[.$B$104]" office:value-type="percentage" office:value="0.00921658986175115" calcext:value-type="percentage">
            <text:p>0,92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4]/[.$B$104]" office:value-type="percentage" office:value="0.00921658986175115" calcext:value-type="percentage">
            <text:p>0,92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5]/[.$B$104]" office:value-type="percentage" office:value="0.00921658986175115" calcext:value-type="percentage">
            <text:p>0,92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6]/[.$B$104]" office:value-type="percentage" office:value="0.00921658986175115" calcext:value-type="percentage">
            <text:p>0,92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7]/[.$B$104]" office:value-type="percentage" office:value="0.00921658986175115" calcext:value-type="percentage">
            <text:p>0,92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8]/[.$B$104]" office:value-type="percentage" office:value="0.00691244239631337" calcext:value-type="percentage">
            <text:p>0,69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104]" office:value-type="percentage" office:value="0.00691244239631337" calcext:value-type="percentage">
            <text:p>0,69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0]/[.$B$104]" office:value-type="percentage" office:value="0.00691244239631337" calcext:value-type="percentage">
            <text:p>0,69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1]/[.$B$104]" office:value-type="percentage" office:value="0.00691244239631337" calcext:value-type="percentage">
            <text:p>0,69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2"/>
          <table:table-cell table:style-name="ce67"/>
          <table:table-cell table:number-columns-repeated="3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104]" office:value-type="percentage" office:value="0.00691244239631337" calcext:value-type="percentage">
            <text:p>0,69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3]/[.$B$104]" office:value-type="percentage" office:value="0.00691244239631337" calcext:value-type="percentage">
            <text:p>0,69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104]" office:value-type="percentage" office:value="0.00460829493087558" calcext:value-type="percentage">
            <text:p>0,46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104]" office:value-type="percentage" office:value="0.00460829493087558" calcext:value-type="percentage">
            <text:p>0,46 %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104]" office:value-type="percentage" office:value="0.00460829493087558" calcext:value-type="percentage">
            <text:p>0,46 %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104]" office:value-type="percentage" office:value="0.00460829493087558" calcext:value-type="percentage">
            <text:p>0,46 %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8]/[.$B$104]" office:value-type="percentage" office:value="0.00460829493087558" calcext:value-type="percentage">
            <text:p>0,46 %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104]" office:value-type="percentage" office:value="0.00460829493087558" calcext:value-type="percentage">
            <text:p>0,46 %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0]/[.$B$104]" office:value-type="percentage" office:value="0.00460829493087558" calcext:value-type="percentage">
            <text:p>0,46 %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104]" office:value-type="percentage" office:value="0.00460829493087558" calcext:value-type="percentage">
            <text:p>0,46 %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104]" office:value-type="percentage" office:value="0.00460829493087558" calcext:value-type="percentage">
            <text:p>0,46 %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3]/[.$B$104]" office:value-type="percentage" office:value="0.00460829493087558" calcext:value-type="percentage">
            <text:p>0,46 %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4]/[.$B$104]" office:value-type="percentage" office:value="0.00460829493087558" calcext:value-type="percentage">
            <text:p>0,46 %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i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104]" office:value-type="percentage" office:value="0.00230414746543779" calcext:value-type="percentage">
            <text:p>0,23 %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104]" office:value-type="percentage" office:value="0.00230414746543779" calcext:value-type="percentage">
            <text:p>0,23 %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gu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104]" office:value-type="percentage" office:value="0.00230414746543779" calcext:value-type="percentage">
            <text:p>0,23 %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104]" office:value-type="percentage" office:value="0.00230414746543779" calcext:value-type="percentage">
            <text:p>0,23 %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104]" office:value-type="percentage" office:value="0.00230414746543779" calcext:value-type="percentage">
            <text:p>0,23 %</text:p>
          </table:table-cell>
          <table:table-cell table:style-name="ce39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104]" office:value-type="percentage" office:value="0.00230414746543779" calcext:value-type="percentage">
            <text:p>0,23 %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104]" office:value-type="percentage" office:value="0.00230414746543779" calcext:value-type="percentage">
            <text:p>0,23 %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e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4]" office:value-type="percentage" office:value="0.00230414746543779" calcext:value-type="percentage">
            <text:p>0,23 %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4]" office:value-type="percentage" office:value="0.00230414746543779" calcext:value-type="percentage">
            <text:p>0,23 %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4]" office:value-type="percentage" office:value="0.00230414746543779" calcext:value-type="percentage">
            <text:p>0,23 %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4]" office:value-type="percentage" office:value="0.00230414746543779" calcext:value-type="percentage">
            <text:p>0,23 %</text:p>
          </table:table-cell>
          <table:table-cell table:style-name="ce39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4]" office:value-type="percentage" office:value="0.00230414746543779" calcext:value-type="percentage">
            <text:p>0,23 %</text:p>
          </table:table-cell>
          <table:table-cell table:style-name="ce39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unies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4]" office:value-type="percentage" office:value="0.00230414746543779" calcext:value-type="percentage">
            <text:p>0,23 %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4]" office:value-type="percentage" office:value="0.00230414746543779" calcext:value-type="percentage">
            <text:p>0,23 %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dab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4]" office:value-type="percentage" office:value="0.00230414746543779" calcext:value-type="percentage">
            <text:p>0,23 %</text:p>
          </table:table-cell>
          <table:table-cell table:style-name="ce39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rio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4]" office:value-type="percentage" office:value="0.00230414746543779" calcext:value-type="percentage">
            <text:p>0,23 %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1]/[.$B$104]" office:value-type="percentage" office:value="0.00230414746543779" calcext:value-type="percentage">
            <text:p>0,23 %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2]/[.$B$104]" office:value-type="percentage" office:value="0.00230414746543779" calcext:value-type="percentage">
            <text:p>0,23 %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6" calcext:value-type="float">
            <text:p>16</text:p>
          </table:table-cell>
          <table:table-cell table:style-name="ce33" table:formula="of:=[.B103]/[.$B$104]" office:value-type="percentage" office:value="0.0368663594470046" calcext:value-type="percentage">
            <text:p>3,69 %</text:p>
          </table:table-cell>
          <table:table-cell table:style-name="ce39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103])" office:value-type="float" office:value="434" calcext:value-type="float">
            <text:p>434</text:p>
          </table:table-cell>
          <table:table-cell table:number-columns-repeated="8"/>
        </table:table-row>
        <table:table-row table:style-name="ro3" table:number-rows-repeated="1048471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19'.$A$1" table:cell-range-address="$'20200919'.$A$27:.$D$104"/>
        </table:named-expressions>
      </table:table>
      <table:named-expressions/>
      <table:database-ranges>
        <table:database-range table:name="__Anonymous_Sheet_DB__0" table:target-range-address="'20200919'.A27:'20200919'.D10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9" style:display-name="PageStyle_202009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0T15:14:43</dc:date>
    <meta:generator>LibreOffice/6.0.7.3$Linux_X86_64 LibreOffice_project/00m0$Build-3</meta:generator>
    <meta:document-statistic meta:table-count="1" meta:cell-count="436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